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16c" officeooo:paragraph-rsid="000d416c"/>
    </style:style>
    <style:style style:name="P2" style:family="paragraph" style:parent-style-name="Table_20_Contents">
      <style:text-properties officeooo:rsid="00167f72" officeooo:paragraph-rsid="00167f72"/>
    </style:style>
    <style:style style:name="P3" style:family="paragraph" style:parent-style-name="Table_20_Contents">
      <style:text-properties officeooo:rsid="002d0303" officeooo:paragraph-rsid="002d0303"/>
    </style:style>
    <style:style style:name="P4" style:family="paragraph" style:parent-style-name="Standard">
      <style:text-properties officeooo:rsid="000e84a4" officeooo:paragraph-rsid="000e84a4"/>
    </style:style>
    <style:style style:name="P5" style:family="paragraph" style:parent-style-name="Standard">
      <style:text-properties officeooo:rsid="000fd7ca" officeooo:paragraph-rsid="000fd7ca"/>
    </style:style>
    <style:style style:name="P6" style:family="paragraph" style:parent-style-name="Standard">
      <style:text-properties officeooo:rsid="00135f00" officeooo:paragraph-rsid="00135f00"/>
    </style:style>
    <style:style style:name="P7" style:family="paragraph" style:parent-style-name="Standard">
      <style:text-properties officeooo:rsid="001492ee" officeooo:paragraph-rsid="001492ee"/>
    </style:style>
    <style:style style:name="P8" style:family="paragraph" style:parent-style-name="Standard">
      <style:text-properties officeooo:rsid="00178473" officeooo:paragraph-rsid="00178473"/>
    </style:style>
    <style:style style:name="P9" style:family="paragraph" style:parent-style-name="Standard">
      <style:text-properties officeooo:rsid="001b60d0" officeooo:paragraph-rsid="001b60d0"/>
    </style:style>
    <style:style style:name="P10" style:family="paragraph" style:parent-style-name="Standard">
      <style:text-properties officeooo:rsid="001d4ae2" officeooo:paragraph-rsid="001d4ae2"/>
    </style:style>
    <style:style style:name="P11" style:family="paragraph" style:parent-style-name="Standard">
      <style:text-properties fo:font-weight="normal" officeooo:rsid="000e84a4" officeooo:paragraph-rsid="000e84a4" style:font-weight-asian="normal" style:font-weight-complex="normal"/>
    </style:style>
    <style:style style:name="P12" style:family="paragraph" style:parent-style-name="Standard">
      <style:text-properties fo:font-weight="normal" officeooo:rsid="000fd7ca" officeooo:paragraph-rsid="000fd7ca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33ec8" officeooo:paragraph-rsid="00133ec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5f00" officeooo:paragraph-rsid="00135f0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92ee" officeooo:paragraph-rsid="001492e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620e4" officeooo:paragraph-rsid="001620e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78473" officeooo:paragraph-rsid="0017847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989f5" officeooo:paragraph-rsid="001989f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c0170" officeooo:paragraph-rsid="001b60d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3567" officeooo:paragraph-rsid="001e356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e56a1" officeooo:paragraph-rsid="001e56a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1e113" officeooo:paragraph-rsid="0021e11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0133" officeooo:paragraph-rsid="0025013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a9bb2" officeooo:paragraph-rsid="002a9bb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c13d3" officeooo:paragraph-rsid="002c13d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d744e" officeooo:paragraph-rsid="002d744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5c43" officeooo:paragraph-rsid="00305c4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bold" officeooo:rsid="0021e113" officeooo:paragraph-rsid="0021e113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2a9bb2" officeooo:paragraph-rsid="002a9bb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officeooo:rsid="00287ed0" officeooo:paragraph-rsid="00287ed0" style:font-weight-asian="bold" style:font-weight-complex="bold"/>
    </style:style>
    <style:style style:name="P37" style:family="paragraph" style:parent-style-name="Standard">
      <style:text-properties fo:font-weight="bold" officeooo:rsid="002a9bb2" officeooo:paragraph-rsid="002a9bb2" style:font-weight-asian="bold" style:font-weight-complex="bold"/>
    </style:style>
    <style:style style:name="P38" style:family="paragraph" style:parent-style-name="Standard">
      <style:text-properties fo:font-weight="bold" officeooo:rsid="002c13d3" officeooo:paragraph-rsid="002c13d3" style:font-weight-asian="bold" style:font-weight-complex="bold"/>
    </style:style>
    <style:style style:name="P39" style:family="paragraph" style:parent-style-name="Standard">
      <style:text-properties fo:font-weight="bold" officeooo:rsid="002d744e" officeooo:paragraph-rsid="002d744e" style:font-weight-asian="bold" style:font-weight-complex="bold"/>
    </style:style>
    <style:style style:name="P40" style:family="paragraph" style:parent-style-name="Standard">
      <style:text-properties fo:font-weight="bold" officeooo:rsid="002f6c51" officeooo:paragraph-rsid="002f6c51" style:font-weight-asian="bold" style:font-weight-complex="bold"/>
    </style:style>
    <style:style style:name="P41" style:family="paragraph" style:parent-style-name="Standard">
      <style:text-properties fo:font-weight="bold" officeooo:rsid="00305c43" officeooo:paragraph-rsid="00305c43" style:font-weight-asian="bold" style:font-weight-complex="bold"/>
    </style:style>
    <style:style style:name="P42" style:family="paragraph" style:parent-style-name="Standard">
      <style:text-properties fo:font-weight="bold" officeooo:rsid="0030b33d" officeooo:paragraph-rsid="0030b33d" style:font-weight-asian="bold" style:font-weight-complex="bold"/>
    </style:style>
    <style:style style:name="P43" style:family="paragraph" style:parent-style-name="Standard">
      <style:text-properties fo:font-weight="bold" officeooo:rsid="0032d563" officeooo:paragraph-rsid="0032d563" style:font-weight-asian="bold" style:font-weight-complex="bold"/>
    </style:style>
    <style:style style:name="P44" style:family="paragraph" style:parent-style-name="Standard">
      <style:text-properties fo:font-weight="bold" officeooo:rsid="00341595" officeooo:paragraph-rsid="00341595" style:font-weight-asian="bold" style:font-weight-complex="bold"/>
    </style:style>
    <style:style style:name="P45" style:family="paragraph" style:parent-style-name="Standard">
      <style:text-properties officeooo:paragraph-rsid="0021ef93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106f85" officeooo:paragraph-rsid="00106f85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06f85" officeooo:paragraph-rsid="00106f8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13f57" officeooo:paragraph-rsid="00113f5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51" style:family="paragraph" style:parent-style-name="Standard" style:list-style-name="L3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54" style:family="paragraph" style:parent-style-name="Standard" style:list-style-name="L5">
      <style:text-properties fo:font-style="normal" fo:font-weight="normal" officeooo:rsid="00240fab" officeooo:paragraph-rsid="00240fab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text-properties fo:font-style="normal" fo:font-weight="normal" officeooo:rsid="0024ba16" officeooo:paragraph-rsid="0024ba16" style:font-style-asian="normal" style:font-weight-asian="normal" style:font-style-complex="normal" style:font-weight-complex="normal"/>
    </style:style>
    <style:style style:name="P56" style:family="paragraph" style:parent-style-name="Standard" style:list-style-name="L6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57" style:family="paragraph" style:parent-style-name="Standard" style:list-style-name="L7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41595" officeooo:paragraph-rsid="00341595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75c9d" officeooo:paragraph-rsid="0034159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bold" officeooo:rsid="003935ec" officeooo:paragraph-rsid="003935ec" style:font-style-asian="normal" style:font-weight-asian="bold" style:font-style-complex="normal" style:font-weight-complex="bold"/>
    </style:style>
    <style:style style:name="P62" style:family="paragraph" style:parent-style-name="Standard" style:list-style-name="L9">
      <style:text-properties fo:font-style="normal" fo:font-weight="bold" officeooo:rsid="003935ec" officeooo:paragraph-rsid="003935ec" style:font-style-asian="normal" style:font-weight-asian="bold" style:font-style-complex="normal" style:font-weight-complex="bold"/>
    </style:style>
    <style:style style:name="P63" style:family="paragraph" style:parent-style-name="Standard" style:list-style-name="L9">
      <style:text-properties fo:font-style="normal" fo:font-weight="bold" officeooo:rsid="0039c206" officeooo:paragraph-rsid="0039c206" style:font-style-asian="normal" style:font-weight-asian="bold" style:font-style-complex="normal" style:font-weight-complex="bold"/>
    </style:style>
    <style:style style:name="P64" style:family="paragraph" style:parent-style-name="Standard" style:list-style-name="L9">
      <style:text-properties fo:font-style="normal" fo:font-weight="bold" officeooo:rsid="003af9e9" officeooo:paragraph-rsid="003af9e9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3af9e9" officeooo:paragraph-rsid="003af9e9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3c5661" officeooo:paragraph-rsid="003c5661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3c897b" officeooo:paragraph-rsid="003c897b" style:font-style-asian="normal" style:font-weight-asian="bold" style:font-style-complex="normal" style:font-weight-complex="bold"/>
    </style:style>
    <style:style style:name="P68" style:family="paragraph" style:parent-style-name="Standard" style:list-style-name="L2">
      <style:text-properties officeooo:rsid="001989f5" officeooo:paragraph-rsid="001989f5"/>
    </style:style>
    <style:style style:name="P69" style:family="paragraph" style:parent-style-name="Standard" style:list-style-name="L4">
      <style:text-properties fo:font-weight="bold" officeooo:rsid="001fd02c" officeooo:paragraph-rsid="001fd02c" style:font-weight-asian="bold" style:font-weight-complex="bold"/>
    </style:style>
    <style:style style:name="P70" style:family="paragraph" style:parent-style-name="Standard" style:list-style-name="L5">
      <style:text-properties fo:font-weight="bold" officeooo:rsid="00250133" officeooo:paragraph-rsid="00250133" style:font-weight-asian="bold" style:font-weight-complex="bold"/>
    </style:style>
    <style:style style:name="P71" style:family="paragraph" style:parent-style-name="Standard" style:list-style-name="L8">
      <style:text-properties fo:font-weight="bold" officeooo:rsid="00341595" officeooo:paragraph-rsid="00341595" style:font-weight-asian="bold" style:font-weight-complex="bold"/>
    </style:style>
    <style:style style:name="P72" style:family="paragraph" style:parent-style-name="Standard">
      <style:text-properties fo:font-weight="bold" officeooo:rsid="003ce148" officeooo:paragraph-rsid="003ce148" style:font-weight-asian="bold" style:font-weight-complex="bold"/>
    </style:style>
    <style:style style:name="P73" style:family="paragraph" style:parent-style-name="Standard" style:list-style-name="L11">
      <style:text-properties fo:font-weight="bold" officeooo:rsid="003ce148" officeooo:paragraph-rsid="003ce148" style:font-weight-asian="bold" style:font-weight-complex="bold"/>
    </style:style>
    <style:style style:name="P74" style:family="paragraph" style:parent-style-name="Standard" style:list-style-name="L12">
      <style:text-properties fo:font-weight="bold" officeooo:rsid="003d0da0" officeooo:paragraph-rsid="003d0da0" style:font-weight-asian="bold" style:font-weight-complex="bold"/>
    </style:style>
    <style:style style:name="P75" style:family="paragraph" style:parent-style-name="Standard" style:list-style-name="L5">
      <style:text-properties officeooo:rsid="0022350d" officeooo:paragraph-rsid="0022350d"/>
    </style:style>
    <style:style style:name="P76" style:family="paragraph" style:parent-style-name="Standard" style:list-style-name="L5">
      <style:text-properties officeooo:rsid="00240fab" officeooo:paragraph-rsid="00240fab"/>
    </style:style>
    <style:style style:name="P77" style:family="paragraph" style:parent-style-name="Standard" style:list-style-name="L5">
      <style:text-properties officeooo:rsid="00250133" officeooo:paragraph-rsid="00250133"/>
    </style:style>
    <style:style style:name="P78" style:family="paragraph" style:parent-style-name="Standard" style:list-style-name="L5">
      <style:text-properties fo:font-weight="normal" officeooo:rsid="00250133" officeooo:paragraph-rsid="00250133" style:font-weight-asian="normal" style:font-weight-complex="normal"/>
    </style:style>
    <style:style style:name="P79" style:family="paragraph" style:parent-style-name="Standard" style:list-style-name="L5">
      <style:text-properties fo:font-style="italic" fo:font-weight="normal" officeooo:rsid="0025d60d" officeooo:paragraph-rsid="0025d60d" style:font-style-asian="italic" style:font-weight-asian="normal" style:font-style-complex="italic" style:font-weight-complex="normal"/>
    </style:style>
    <style:style style:name="P80" style:family="paragraph" style:parent-style-name="Standard" style:list-style-name="L10">
      <style:text-properties officeooo:paragraph-rsid="003c897b"/>
    </style:style>
    <style:style style:name="P81" style:family="paragraph" style:parent-style-name="Standard" style:list-style-name="L10">
      <style:text-properties officeooo:rsid="003c897b" officeooo:paragraph-rsid="003c897b"/>
    </style:style>
    <style:style style:name="P82" style:family="paragraph" style:parent-style-name="Standard">
      <style:text-properties officeooo:paragraph-rsid="003c897b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3c897b" officeooo:paragraph-rsid="003c897b" style:font-weight-asian="bold" style:font-weight-complex="bold"/>
    </style:style>
    <style:style style:name="P84" style:family="paragraph" style:parent-style-name="Table_20_Contents">
      <style:text-properties officeooo:rsid="003c897b" officeooo:paragraph-rsid="003c897b"/>
    </style:style>
    <style:style style:name="P85" style:family="paragraph" style:parent-style-name="Table_20_Contents">
      <style:paragraph-properties fo:text-align="center" style:justify-single-word="false"/>
      <style:text-properties fo:font-weight="normal" officeooo:rsid="003c897b" officeooo:paragraph-rsid="003c897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d48f" style:font-style-asian="normal" style:font-style-complex="normal"/>
    </style:style>
    <style:style style:name="T7" style:family="text">
      <style:text-properties fo:font-style="normal" officeooo:rsid="003c897b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017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d4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ef9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4159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5854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c897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c0170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1ef93" style:font-style-asian="normal" style:font-weight-asian="bold" style:font-style-complex="normal" style:font-weight-complex="bold"/>
    </style:style>
    <style:style style:name="T18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ff0000" fo:font-style="normal" style:font-style-asian="normal" style:font-style-complex="normal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 limitações constitucionais ao poder de tributar são constituídas por <text:span text:style-name="T1">princípios e imunidades</text:span><text:span text:style-name="T2">.</text:span></text:p>
      <text:p text:style-name="P11"/>
      <text:p text:style-name="P5"><text:span text:style-name="T2">Cabe à </text:span><text:span text:style-name="T1">LC</text:span><text:span text:style-name="T2"> regular as limitações constitucionais ao poder de tributar. Ela </text:span><text:span text:style-name="T1">apenas regula</text:span><text:span text:style-name="T2"> as limitações, </text:span><text:span text:style-name="T1">não</text:span><text:span text:style-name="T2"> tendo autonomia para instituir novas limitações.</text:span></text:p>
      <text:p text:style-name="P12"/>
      <text:p text:style-name="P46"><text:span text:style-name="T2">As limitações ao poder de tributar </text:span><text:span text:style-name="T1">não</text:span><text:span text:style-name="T2"> podem ser suprimidas por emenda constitucional, visto que o art. 60, §4º, da CF informa que </text:span><text:span text:style-name="T3">os direitos e garantias individuais não podem ser abolidos por emendas constitucionais</text:span><text:span text:style-name="T8">.</text:span></text:p>
      <text:p text:style-name="P47"/>
      <text:p text:style-name="P48">Mas emendas constitucionais podem acrescentar novas limitações ao poder de tributar!</text:p>
      <text:p text:style-name="P48"/>
      <text:p text:style-name="P49">STF considera como cláusulas pétreas:</text:p>
      <text:list xml:id="list7153086783270551749" text:style-name="L1">
        <text:list-item>
          <text:p text:style-name="P50">o princípio da anterioridade;</text:p>
        </text:list-item>
        <text:list-item>
          <text:p text:style-name="P50">o princípio da noventena;</text:p>
        </text:list-item>
        <text:list-item>
          <text:p text:style-name="P50">o princípio da imunidade tributária recíproca;</text:p>
        </text:list-item>
        <text:list-item>
          <text:p text:style-name="P50">a imunidade dos templos de qualquer culto;</text:p>
        </text:list-item>
        <text:list-item>
          <text:p text:style-name="P50">a imunidade do patrimônio, renda e serviços dos partidos políticos, entidades sindicais e instituições de educação e assistência social sem fins lucrativos;</text:p>
        </text:list-item>
        <text:list-item>
          <text:p text:style-name="P50">a imunidade dos livros, jornais, periódicos e o papel destinado a sua impressão.</text:p>
        </text:list-item>
      </text:list>
      <text:p text:style-name="P13"/>
      <text:p text:style-name="P14">STF: a instituição dos emolumentos cartorários (são taxas judiciárias) pelo TJ afronta o princípio da reserva legal.</text:p>
      <text:p text:style-name="P14"/>
      <text:p text:style-name="P6"><text:span text:style-name="T8">O </text:span><text:span text:style-name="T15">Chefe do Executivo</text:span><text:span text:style-name="T8"> pode criar </text:span><text:span text:style-name="T15">leis delegadas</text:span><text:span text:style-name="T8">, inclusive sobre </text:span><text:span text:style-name="T15">matéria tributária</text:span><text:span text:style-name="T8">.</text:span></text:p>
      <text:p text:style-name="P15"/>
      <text:p text:style-name="P7"><text:span text:style-name="T8">STF: os requisitos de urgência e relevância (para editar MP’s) são </text:span><text:span text:style-name="T15">políticos</text:span><text:span text:style-name="T8">. Ou seja, a princípio sua apreciação fica a cargo do PR. Contudo, admite-se o controle judicial se houver excesso do poder de legislar.</text:span></text:p>
      <text:p text:style-name="P16"/>
      <text:p text:style-name="P17">STF: MP é instrumento idôneo para instituir e modificar tributos e contribuições sociais.</text:p>
      <text:p text:style-name="P1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Tributos que devem ser instituídos por <text:span text:style-name="T1">LC</text:span></text:p>
          </table:table-cell>
        </table:table-row>
        <table:table-row>
          <table:table-cell table:style-name="Tabela1.A2" office:value-type="string">
            <text:p text:style-name="P2">Impostos residuais.</text:p>
            <text:p text:style-name="P2">Contribuições residuais.</text:p>
            <text:p text:style-name="P2">Empréstimos compulsórios.</text:p>
            <text:p text:style-name="P2">IGF.</text:p>
          </table:table-cell>
        </table:table-row>
      </table:table>
      <text:p text:style-name="P17"/>
      <text:p text:style-name="P8"><text:span text:style-name="T8">CTN → possível alterar </text:span><text:span text:style-name="T18">BC</text:span><text:span text:style-name="T8"> e </text:span><text:span text:style-name="T21">alíquota</text:span><text:span text:style-name="T8"> por atos infralegais.</text:span></text:p>
      <text:p text:style-name="P8"><text:span text:style-name="T8">CF → possível alterar apenas </text:span><text:span text:style-name="T21">alíquota</text:span><text:span text:style-name="T8"> por atos infralegais.</text:span></text:p>
      <text:p text:style-name="P18"/>
      <text:p text:style-name="P8"><text:span text:style-name="T8">CIDE-combustíveis → alíquota pode ser </text:span><text:span text:style-name="T15">reduzida ou restabelecida</text:span><text:span text:style-name="T8"> pelo Chefe do Executivo.</text:span></text:p>
      <text:p text:style-name="P18">ICMS-combustíveis → alíquota definida por deliberação dos Estados e DF (CONFAZ).</text:p>
      <text:p text:style-name="P18"/>
      <text:p text:style-name="P19">Outras exceções ao princípio da legalidade:</text:p>
      <text:list xml:id="list4761441347954409973" text:style-name="L2">
        <text:list-item>
          <text:p text:style-name="P68"><text:span text:style-name="T8">atualização do </text:span><text:span text:style-name="T15">valor monetário da BC</text:span><text:span text:style-name="T8"> dos tributos;</text:span></text:p>
        </text:list-item>
        <text:list-item>
          <text:p text:style-name="P68"><text:span text:style-name="T15">fixação do prazo</text:span><text:span text:style-name="T8"> para o recolhimento dos tributos.</text:span></text:p>
        </text:list-item>
      </text:list>
      <text:p text:style-name="P19"/>
      <text:p text:style-name="P9"><text:soft-page-break/><text:span text:style-name="T8">A </text:span><text:span text:style-name="T15">anistia</text:span><text:span text:style-name="T8"> </text:span><text:span text:style-name="T16">não</text:span><text:span text:style-name="T9"> é uma limitação ao poder de tributar, mas sim o próprio exercício do poder de tributar, que também permite ao ente federado anistiar determinadas infrações à legislação tributária.</text:span></text:p>
      <text:p text:style-name="P20"/>
      <text:p text:style-name="P10"><text:span text:style-name="T9">S</text:span><text:span text:style-name="T8">TF:</text:span></text:p>
      <text:list xml:id="list5081838810471707497" text:style-name="L3">
        <text:list-item>
          <text:p text:style-name="P51">Súmula 656: veda a progressividade das alíquotas do ITBI;</text:p>
        </text:list-item>
        <text:list-item>
          <text:p text:style-name="P51">Súmula 668: permite a progressividade do IPTU apenas após a sua permissão no texto constitucional (ocorreu com a EC 29/00);</text:p>
        </text:list-item>
        <text:list-item>
          <text:p text:style-name="P51">RE 562.045 (2013): ITCD é um imposto que bem se vocaciona à tributação progressiva.</text:p>
        </text:list-item>
      </text:list>
      <text:p text:style-name="P21"/>
      <text:p text:style-name="P22">STF: a adequação do tributo de acordo com a capacidade contributiva não é obtida apenas com a alteração de alíquotas, mas também pode ser concretizada por meio do escalonamento das BC’s.</text:p>
      <text:p text:style-name="P22"/>
      <text:p text:style-name="P23">É facultado à Administração Tributária identificar o patrimônio, os rendimentos e as atividades econômicas do contribuinte.</text:p>
      <text:p text:style-name="P23"/>
      <text:p text:style-name="P24">Jurisprudências e o princípio da isonomia:</text:p>
      <text:list xml:id="list1720942231561334466" text:style-name="L4">
        <text:list-item>
          <text:p text:style-name="P52">STF, AI 157.871-AgR: fere o princípio da isonomia a discriminação com base na função ou ocupação exercida;</text:p>
        </text:list-item>
        <text:list-item>
          <text:p text:style-name="P52">STF, ADI 1.643: não fere o princípio da isonomia o tratamento desigual a ME e EPP cujos sócios têm condição de disputar o mercado de trabalho sem assistência do Estado;</text:p>
          <text:list>
            <text:list-item>
              <text:p text:style-name="P69"><text:span text:style-name="T5">Mas atenção!</text:span><text:span text:style-name="T8"> </text:span><text:span text:style-name="T10">Após a edição da LC 147/2014, os </text:span><text:span text:style-name="T6">profissionais liberais</text:span><text:span text:style-name="T10"> agora podem optar pelo </text:span><text:span text:style-name="T6">SIMPLES</text:span><text:span text:style-name="T10">! </text:span><text:span text:style-name="T8">Antes não podia e isso foi o que ensejou a ação que culminou nessa jurisprudência;</text:span></text:p>
            </text:list-item>
          </text:list>
        </text:list-item>
        <text:list-item>
          <text:p text:style-name="P69"><text:span text:style-name="T10">S</text:span><text:span text:style-name="T8">TF, ADI 1.276: não fere o princípio da isonomia quando a lei estimula a contratação de empregados com determinadas características (ex.: idade mais elevada), por meio de incentivos fiscais;</text:span></text:p>
        </text:list-item>
        <text:list-item>
          <text:p text:style-name="P53">STF, AC 1.109-MC: não fere o princípio da isonomia a sobrecarga imposta aos bancos comerciais e às entidades financeiras, no que se refere à contribuição previdenciária sobre a folha de salários;</text:p>
        </text:list-item>
        <text:list-item>
          <text:p text:style-name="P53">STF, RE 429.306/PR: não afronta o princípio da isonomia norma que proíbe a adoção do regime de admissão temporária para as operações de importação amparadas por arrendamento mercantil;</text:p>
        </text:list-item>
        <text:list-item>
          <text:p text:style-name="P53">STF, RE 312.511: não afronta o princípio da isonomia a vedação de importação de automóveis usados, sob a alegação de a União estar atuando contra as pessoas de menor capacidade econômica.</text:p>
        </text:list-item>
      </text:list>
      <text:p text:style-name="P25"/>
      <text:p text:style-name="P34">Princípio da capacidade contributiva e o sigilo bancário<text:span text:style-name="T2">: autoridades e agentes fiscais tributários podem examinar as informações </text:span>bancárias<text:span text:style-name="T2"> do contribuinte, </text:span>independentemente de ordem judicial<text:span text:style-name="T2"> nesse sentido, bastando que haja </text:span>processo administrativo instaurado ou procedimento fiscal em curso<text:span text:style-name="T2"> e que tais exames sejam considerados indispensáveis pela autoridade administrativa competente.</text:span></text:p>
      <text:p text:style-name="P26"/>
      <text:p text:style-name="P45"><text:span text:style-name="T17">Vedação ao confisco</text:span><text:span text:style-name="T11">:</text:span></text:p>
      <text:list xml:id="list6071476861431277514" text:style-name="L5">
        <text:list-item>
          <text:p text:style-name="P75"><text:span text:style-name="T11">c</text:span><text:span text:style-name="T8">onceito indeterminado;</text:span></text:p>
        </text:list-item>
        <text:list-item>
          <text:p text:style-name="P75"><text:span text:style-name="T8">deve-se analisar a </text:span><text:span text:style-name="T15">totalidade de tributos</text:span><text:span text:style-name="T8"> a que um contribuinte está submetido, dentro de determinado período, </text:span><text:span text:style-name="T15">em relação à mesma pessoa política</text:span><text:span text:style-name="T8">;</text:span></text:p>
        </text:list-item>
        <text:list-item>
          <text:p text:style-name="P54">taxas – análise entre a relação do custo do serviço prestado ao contribuinte e o que foi efetivamente cobrado;</text:p>
        </text:list-item>
        <text:list-item>
          <text:p text:style-name="P76"><text:soft-page-break/><text:span text:style-name="T8">STF: </text:span><text:span text:style-name="T15">não </text:span><text:span text:style-name="T8">ofende a vedação do confisco o uso do valor da causa como BC das taxas judiciárias, havendo </text:span><text:span text:style-name="T15">fixação de valores máximos</text:span><text:span text:style-name="T8"> para o tributo cobrado;</text:span></text:p>
        </text:list-item>
        <text:list-item>
          <text:p text:style-name="P55">STF: multas tributárias (tanto as moratórias quanto as punitivas) estão sujeitas ao princípio do não confisco;</text:p>
        </text:list-item>
        <text:list-item>
          <text:p text:style-name="P77"><text:span text:style-name="T8">o princípio da vedação ao confisco deve ser </text:span><text:span text:style-name="T15">atenuado</text:span><text:span text:style-name="T8"> quando se tratar de tributos </text:span><text:span text:style-name="T15">extrafiscais</text:span><text:span text:style-name="T8">;</text:span></text:p>
        </text:list-item>
        <text:list-item>
          <text:p text:style-name="P78"><text:span text:style-name="T5">a tributação do </text:span><text:span text:style-name="T15">patrimônio</text:span><text:span text:style-name="T5"> pode ser analisada sobre duas perspectivas:</text:span></text:p>
          <text:list>
            <text:list-item>
              <text:p text:style-name="P70"><text:span text:style-name="T5">estática</text:span><text:span text:style-name="T8"> – desconsidera quaisquer alterações no valor do bem, bem como rendimentos porventura gerados;</text:span></text:p>
              <text:list>
                <text:list-item>
                  <text:p text:style-name="P79">podem ser considerados confiscatórios!</text:p>
                </text:list-item>
              </text:list>
            </text:list-item>
            <text:list-item>
              <text:p text:style-name="P70"><text:span text:style-name="T5">dinâmica</text:span><text:span text:style-name="T8"> – a propriedade do bem é capaz de gerar acréscimos patrimoniais, como é o caso dos rendimentos produzidos pelos aluguéis;</text:span></text:p>
            </text:list-item>
          </text:list>
        </text:list-item>
        <text:list-item>
          <text:p text:style-name="P70"><text:span text:style-name="T8">ESAF: a </text:span><text:span text:style-name="T5">incidência sobre a transmissão de propriedade</text:span><text:span text:style-name="T8"> pode ser confiscatória, já que a transmissão da propriedade imobiliária não caracteriza riqueza renovável.</text:span></text:p>
        </text:list-item>
      </text:list>
      <text:p text:style-name="P27"/>
      <text:p text:style-name="P36"><text:span text:style-name="T8">A </text:span><text:span text:style-name="T5">alteração de prazo para o recolhimento</text:span><text:span text:style-name="T8"> de tributo </text:span><text:span text:style-name="T5">não</text:span><text:span text:style-name="T8"> prejudica o contribuinte, mesmo que se trate de antecipação do prazo, não se sujeitando, tal medida, ao princípio da anterioridade.</text:span></text:p>
      <text:p text:style-name="P35"/>
      <text:p text:style-name="P37"><text:span text:style-name="T5">STF, SV 50</text:span><text:span text:style-name="T8">: norma legal que altera o prazo de recolhimento de obrigação tributária </text:span><text:span text:style-name="T5">não</text:span><text:span text:style-name="T8"> se sujeita ao princípio da anterioridade.</text:span></text:p>
      <text:p text:style-name="P28"/>
      <text:p text:style-name="P38"><text:span text:style-name="T8">STF: a </text:span><text:span text:style-name="T5">atualização</text:span><text:span text:style-name="T8"> do valor monetário do tributo também </text:span><text:span text:style-name="T5">não</text:span><text:span text:style-name="T8"> constitui majoração de tributo, não sendo necessário que se submeta ao princípio da anterioridade.</text:span></text:p>
      <text:p text:style-name="P2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Alteração do prazo de recolhimento e atualização do valor monetário também são <text:span text:style-name="T1">exceções ao princípio da legalidade</text:span><text:span text:style-name="T2">!</text:span></text:p>
          </table:table-cell>
        </table:table-row>
      </table:table>
      <text:p text:style-name="P29"/>
      <text:p text:style-name="P39"><text:span text:style-name="T8">STF: a </text:span><text:span text:style-name="T5">majoração indireta</text:span><text:span text:style-name="T8"> de tributo, levada a cabo por meio de </text:span><text:span text:style-name="T5">redução de benefício fiscal</text:span><text:span text:style-name="T8">, atrai a aplicação do princípio da anterioridade (anual e nonagesimal).</text:span></text:p>
      <text:p text:style-name="P30"/>
      <text:p text:style-name="P40"><text:span text:style-name="T5">Exceções à anterioridade</text:span><text:span text:style-name="T8">:</text:span></text:p>
      <text:list xml:id="list3276590317742009944" text:style-name="L6">
        <text:list-item>
          <text:p text:style-name="P56">tributos extrafiscais → II, IE, IPI, IOF;</text:p>
        </text:list-item>
        <text:list-item>
          <text:p text:style-name="P56">urgência → IEG, EC-guerra e calamidade;</text:p>
        </text:list-item>
        <text:list-item>
          <text:p text:style-name="P56">contribuições para seguridade social;</text:p>
        </text:list-item>
        <text:list-item>
          <text:p text:style-name="P56">ICMS-combustíveis e CIDE-combustíveis → apenas para redução e restabelecimento.</text:p>
        </text:list-item>
      </text:list>
      <text:p text:style-name="P31"/>
      <text:p text:style-name="P41"><text:span text:style-name="T8">STF: a simples </text:span><text:span text:style-name="T5">prorrogação de alíquota já aplicada anteriormente não</text:span><text:span text:style-name="T8"> está sujeita ao prazo nonagesimal, tendo em vista que não há nenhuma surpresa para o contribuinte.</text:span></text:p>
      <text:p text:style-name="P32"/>
      <text:p text:style-name="P42"><text:span text:style-name="T5">Exceções à noventena</text:span><text:span text:style-name="T8">:</text:span></text:p>
      <text:list xml:id="list5142659540710562396" text:style-name="L7">
        <text:list-item>
          <text:p text:style-name="P57">tributos extrafiscais → II, IE, IOF;</text:p>
        </text:list-item>
        <text:list-item>
          <text:p text:style-name="P57">urgência → IEG, EC-guerra e calamidade;</text:p>
        </text:list-item>
        <text:list-item>
          <text:p text:style-name="P57">IR;</text:p>
        </text:list-item>
        <text:list-item>
          <text:p text:style-name="P57">BC do IPTU;</text:p>
        </text:list-item>
        <text:list-item>
          <text:p text:style-name="P57">BC do IPVA.</text:p>
        </text:list-item>
      </text:list>
      <text:p text:style-name="P33"/>
      <text:p text:style-name="P42"><text:span text:style-name="T5">MP</text:span><text:span text:style-name="T8"> que implique </text:span><text:span text:style-name="T5">instituição ou majoração de </text:span><text:span text:style-name="T19">impostos</text:span><text:span text:style-name="T8"> só produzirá efeitos no </text:span><text:span text:style-name="T5">exercício seguinte</text:span><text:span text:style-name="T8"> se houver sido </text:span><text:span text:style-name="T5">convertida em lei até o último dia daquele em que foi editada</text:span><text:span text:style-name="T8">.</text:span></text:p>
      <text:p text:style-name="P33"><text:soft-page-break/></text:p>
      <text:p text:style-name="P43"><text:span text:style-name="T8">STF: </text:span><text:span text:style-name="T12">termo inicial de contagem da noventena no caso de MP sobre contribuição social:</text:span></text:p>
      <text:list xml:id="list6089041675179785572" text:style-name="L8">
        <text:list-item>
          <text:p text:style-name="P71"><text:span text:style-name="T8">se a MP for convertida em lei </text:span><text:span text:style-name="T5">sem</text:span><text:span text:style-name="T8"> alterações substanciais, o termo inicial da noventena será a data da edição da MP;</text:span></text:p>
        </text:list-item>
        <text:list-item>
          <text:p text:style-name="P71"><text:span text:style-name="T8">se a MP for convertida em lei </text:span><text:span text:style-name="T5">com</text:span><text:span text:style-name="T8"> alterações substanciais (</text:span><text:span text:style-name="T5">conversão parcial</text:span><text:span text:style-name="T8">), o termo inicial da noventena será a data da publicação da lei de conversão.</text:span></text:p>
        </text:list-item>
      </text:list>
      <text:p text:style-name="P59"/>
      <text:p text:style-name="P59">Se a questão não fizer nenhuma ressalva quanto às alterações substanciais, considerar que o prazo se conta a partir da publicação da medida provisória.</text:p>
      <text:p text:style-name="P59"/>
      <text:p text:style-name="P44"><text:span text:style-name="T8">Se a MP for rejeitada no CN ou vir a perder sua eficácia por decurso do prazo de 120 dias, </text:span><text:span text:style-name="T5">o tributo deixa de ser cobrado</text:span><text:span text:style-name="T8">. Mas, cabe ao </text:span><text:span text:style-name="T5">CN</text:span><text:span text:style-name="T8"> disciplinar as </text:span><text:span text:style-name="T5">relações jurídicas</text:span><text:span text:style-name="T8"> que foram geradas no 30 dias de cobrança do tributo </text:span><text:span text:style-name="T13">(são os 30 dias após os 90 dias de noventena)</text:span><text:span text:style-name="T8">, por meio de </text:span><text:span text:style-name="T5">decreto legislativo</text:span><text:span text:style-name="T8">. Se o CN não deliberar no prazo de </text:span><text:span text:style-name="T5">60 dias</text:span><text:span text:style-name="T8"> após a rejeição ou perda de eficácia, as relações jurídicas (valores pagos) são mantidas, valendo-se o que foi disposto na MP.</text:span></text:p>
      <text:p text:style-name="P60"/>
      <text:p text:style-name="P61">Princípio da irretroatividade<text:span text:style-name="T2">:</text:span></text:p>
      <text:list xml:id="list4335389556227698648" text:style-name="L9">
        <text:list-item>
          <text:p text:style-name="P62"><text:span text:style-name="T2">na CF </text:span>não <text:span text:style-name="T2">há exceções;</text:span></text:p>
        </text:list-item>
        <text:list-item>
          <text:p text:style-name="P62"><text:span text:style-name="T2">já o CTN previu situações em que a norma pode retroagir, </text:span>desde que seja expressamente interpretativa ou, se tratando de infração, que venha a beneficiar os infratores<text:span text:style-name="T2">;</text:span></text:p>
        </text:list-item>
        <text:list-item>
          <text:p text:style-name="P62">Atenção!<text:span text:style-name="T2"> Marco temporal usado para:</text:span></text:p>
          <text:list>
            <text:list-item>
              <text:p text:style-name="P62"><text:span text:style-name="T2">princípios da anterioridade anual e nonagesimal → </text:span>publicação<text:span text:style-name="T2"> da lei;</text:span></text:p>
            </text:list-item>
            <text:list-item>
              <text:p text:style-name="P62"><text:span text:style-name="T2">princípio da irretroatividade → </text:span>vigência<text:span text:style-name="T2"> da lei;</text:span></text:p>
            </text:list-item>
          </text:list>
        </text:list-item>
        <text:list-item>
          <text:p text:style-name="P63"><text:span text:style-name="T2">Exemplo do PDF que vale a pena ler:<text:line-break/><text:line-break/></text:span><text:span text:style-name="T3">Considera-se que o FG da CSLL ocorre no dia 31/12, embora ele decorra de vários eventos surgidos durante todo o ano.<text:line-break/>Surge, portanto, a seguinte dúvida: se uma lei editada em 02/10 majorar o tributo, em 31/12 (após os 90 dias) ela produzirá efeitos sobre o FG? </text:span><text:span text:style-name="T4">Para o STF, sim</text:span><text:span text:style-name="T3">.<text:line-break/>Ainda nesse contexto, há que se observar que o STF tem como referência, para análise da irretroatividade, o </text:span><text:span text:style-name="T4">aspecto temporal</text:span><text:span text:style-name="T3"> da HI. Ou seja, para a Corte, o que importa é o momento definido na lei como ocorrido o FG do tributo.<text:line-break/></text:span></text:p>
        </text:list-item>
        <text:list-item>
          <text:p text:style-name="P63"><text:span text:style-name="T2">Mas há indícios que o STF (RE 587.008) <text:s/>esteja mudando seu entendimento acerca do exemplo anterior:<text:line-break/><text:line-break/></text:span><text:span text:style-name="T3">É o </text:span><text:span text:style-name="T4">aspecto material</text:span><text:span text:style-name="T3"> – e não o aspecto temporal da norma – que deve ser considerado para fins de resguardo da irretroatividade e da anterioridade da lei tributária. Havendo-se afirmação constitucional expressa da irretroatividade da lei ao FG, bem como da anterioridade da lei tributária, e considerando-se que tais garantias constituem desdobramentos inequívocos do princípio da segurança jurídica, pode-se concluir que </text:span><text:span text:style-name="T4">não tem lugar</text:span><text:span text:style-name="T3">, no direito tributário brasileiro, a chamada </text:span><text:span text:style-name="T4">irretroatividade imprópria</text:span><text:span text:style-name="T3">.<text:line-break/></text:span></text:p>
        </text:list-item>
        <text:list-item>
          <text:p text:style-name="P64"><text:span text:style-name="T2">Confusão sobre a irretroatividade do IR:</text:span></text:p>
          <text:list>
            <text:list-item>
              <text:p text:style-name="P64"><text:span text:style-name="T2">STF, Súmula 584: ao IR calculado sobre os rendimentos do ano base aplica-se a </text:span>lei vigente<text:span text:style-name="T2"> no exercício financeiro em que deve ser </text:span>apresentada a declaração<text:span text:style-name="T2">. </text:span><text:span text:style-name="T20">[irretroatividade imprópria]</text:span></text:p>
            </text:list-item>
            <text:list-item>
              <text:p text:style-name="P64"><text:soft-page-break/><text:span text:style-name="T2">STF, RE 183.130: a Súmula 584 é inaplicável, mas somente quando se trata de </text:span>majoração de alíquotas do IR usado com caráter extrafiscal, em relação ao lucro decorrente de operações incentivadas<text:span text:style-name="T2">.</text:span></text:p>
            </text:list-item>
            <text:list-item>
              <text:p text:style-name="P64"><text:span text:style-name="T2">STJ, REsp 419.814/RS: decidiu em favor da </text:span>inaplicabilidade da Súmula 584<text:span text:style-name="T2"> do STF, pois esta foi editada na vigência da CF anterior, valendo, hoje, os princípios da anterioridade e irretroatividade da lei tributária.</text:span></text:p>
            </text:list-item>
          </text:list>
        </text:list-item>
      </text:list>
      <text:p text:style-name="P65"><text:span text:style-name="T2"/></text:p>
      <text:p text:style-name="P66">Atenção! A ESAF NÃO ADMITE A RETROATIVIDADE IMPRÓPRIA! <text:span text:style-name="T2">Se a questão trouxer a literalidade da Súmula 584, considerar correta. Se a questão citar “retroatividade imprópria”, considerar errado!</text:span></text:p>
      <text:p text:style-name="P66"><text:span text:style-name="T2"/></text:p>
      <text:p text:style-name="P66">Atenção!<text:span text:style-name="T2"> Os princípios da </text:span>legalidade<text:span text:style-name="T2"> e da </text:span>irretroatividade<text:span text:style-name="T2"> aplicam-se </text:span>A TODOS OS TRIBUTOS<text:span text:style-name="T2">!</text:span></text:p>
      <text:p text:style-name="P66"><text:span text:style-name="T2"/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83">Princípios aplicáveis exclusivamente à União</text:p>
            <text:p text:style-name="P85">(são cláusulas pétreas!)</text:p>
          </table:table-cell>
          <table:table-cell table:style-name="Tabela3.B1" office:value-type="string">
            <text:p text:style-name="P83">Princípios aplicáveis aos Estados, DF e Municípios</text:p>
          </table:table-cell>
        </table:table-row>
        <table:table-row>
          <table:table-cell table:style-name="Tabela3.A2" office:value-type="string">
            <text:p text:style-name="P84">Princípio da Uniformidade Geográfica da Tributação</text:p>
            <text:p text:style-name="P84"/>
            <text:p text:style-name="P84">Princípio da Uniformidade da Tributação da Renda</text:p>
            <text:p text:style-name="P84"/>
            <text:p text:style-name="P84">Princípio da Vedação às Isenções Heterônomas</text:p>
          </table:table-cell>
          <table:table-cell table:style-name="Tabela3.B2" office:value-type="string">
            <text:p text:style-name="P84">Princípio da Não Discriminação Baseada na Procedência ou Destino</text:p>
          </table:table-cell>
        </table:table-row>
      </table:table>
      <text:p text:style-name="P66"><text:span text:style-name="T2"/></text:p>
      <text:p text:style-name="P67">Princípio da Uniformidade Geográfica da Tributária<text:span text:style-name="T2">:</text:span></text:p>
      <text:list xml:id="list5570890961930840594" text:style-name="L10">
        <text:list-item>
          <text:p text:style-name="P81"><text:span text:style-name="T14">v</text:span><text:span text:style-name="T8">eda que a União institua tributo que não seja uniforme em todo o território nacional ou que venha a implicar em distinção em relação a outro ente federativo, em detrimento dos demais. Contudo, é permitida a concessão de </text:span><text:span text:style-name="T15">incentivos fiscais</text:span><text:span text:style-name="T8"> para promover o </text:span><text:span text:style-name="T15">desenvolvimento socioeconômico de determinadas regiões do país</text:span><text:span text:style-name="T8">;</text:span></text:p>
        </text:list-item>
        <text:list-item>
          <text:p text:style-name="P80"><text:span text:style-name="T14">STF, RE 344.331/PR: não cabe ao Judiciário substituir o legislador, estendendo a isenção (incentivo fiscal) a contribuintes que não foram contemplados pela lei, a título de isonomia.</text:span></text:p>
        </text:list-item>
      </text:list>
      <text:p text:style-name="P82"><text:span text:style-name="T14"/></text:p>
      <text:p text:style-name="P72"><text:span text:style-name="T7">P</text:span><text:span text:style-name="T5">rincípio da Uniformidade da Tributação da Renda</text:span><text:span text:style-name="T8">:</text:span></text:p>
      <text:list xml:id="list8312697212029707301" text:style-name="L11">
        <text:list-item>
          <text:p text:style-name="P73"><text:span text:style-name="T8">veda a União de tributar a renda das obrigações da dívida pública dos Estados, do DF e dos Municípios, bem como a remuneração e os proventos dos respectivos agentes públicos, </text:span><text:span text:style-name="T5">em níveis superiores aos que fixar para suas obrigações e para seus agentes</text:span><text:span text:style-name="T8">.</text:span></text:p>
        </text:list-item>
      </text:list>
      <text:p text:style-name="P72"><text:span text:style-name="T8"/></text:p>
      <text:p text:style-name="P72"><text:span text:style-name="T5">Princípio da Vedação às Isenções Heterônomas</text:span><text:span text:style-name="T8">:</text:span></text:p>
      <text:list xml:id="list4233061666583795220" text:style-name="L12">
        <text:list-item>
          <text:p text:style-name="P74"><text:span text:style-name="T8">veda a União de instituir isenções de tributos da competência dos Estados, do DF e dos Municípios;</text:span></text:p>
        </text:list-item>
        <text:list-item>
          <text:p text:style-name="P74"><text:span text:style-name="T8">por lógica, também veda os Estados a instituir isenções de tributos municipais;</text:span></text:p>
        </text:list-item>
        <text:list-item>
          <text:p text:style-name="P74"><text:span text:style-name="T8">esse princípio </text:span><text:span text:style-name="T5">surgiu na CF88</text:span><text:span text:style-name="T8">;</text:span></text:p>
        </text:list-item>
        <text:list-item>
          <text:p text:style-name="P74"><text:span text:style-name="T8">exceções:</text:span></text:p>
          <text:list>
            <text:list-item>
              <text:p text:style-name="P74"><text:span text:style-name="T8">CF, art. 155, §2º, XII, e: LC federal pode excluir da incidência do ICMS as operações com mercadorias e prestação de serviços, destinados ao exterior; [após EC 42/2003 há imunidade]</text:span></text:p>
            </text:list-item>
            <text:list-item>
              <text:p text:style-name="P74"><text:span text:style-name="T8">CF, art. 156, §3º, II: LC federal pode conceder isenção sobre o ISS nas exportações de serviços para o exterior;</text:span></text:p>
            </text:list-item>
            <text:list-item>
              <text:p text:style-name="P74"><text:soft-page-break/><text:span text:style-name="T8">STF, RE 229.096: o PR, ao celebrar </text:span><text:span text:style-name="T5">tratados internacionais</text:span><text:span text:style-name="T8">, não estaria agindo em nome da União, mas sim </text:span><text:span text:style-name="T5">em nome da República Federativa do Brasil</text:span><text:span text:style-name="T8">, atuando como </text:span><text:span text:style-name="T5">Chefe de Estado</text:span><text:span text:style-name="T8">, e não Chefe de Governo, assim </text:span><text:span text:style-name="T5">descaracteriza-se a existência de uma isenção heterônoma</text:span><text:span text:style-name="T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16c" officeooo:paragraph-rsid="000d4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Limitações constitucionais ao poder de tributar (princípios tributário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2:31.441752659</meta:creation-date>
    <dc:date>2018-03-09T09:27:10.517810582</dc:date>
    <meta:editing-duration>PT5H47M3S</meta:editing-duration>
    <meta:editing-cycles>45</meta:editing-cycles>
    <meta:generator>LibreOffice/5.2.7.2$Linux_X86_64 LibreOffice_project/20m0$Build-2</meta:generator>
    <meta:document-statistic meta:table-count="3" meta:image-count="0" meta:object-count="0" meta:page-count="6" meta:paragraph-count="113" meta:word-count="2007" meta:character-count="12559" meta:non-whitespace-character-count="10715"/>
  </office:meta>
</office:document-meta>
</file>